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169.09pt"/>
    </style:style>
    <style:style style:name="co12" style:family="table-column">
      <style:table-column-properties fo:break-before="auto" style:column-width="115.06pt"/>
    </style:style>
    <style:style style:name="co13" style:family="table-column">
      <style:table-column-properties fo:break-before="auto" style:column-width="120.7pt"/>
    </style:style>
    <style:style style:name="co14" style:family="table-column">
      <style:table-column-properties fo:break-before="auto" style:column-width="16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61"/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plane.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robability score: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2">
          <table:table-cell/>
          <table:table-cell table:style-name="ce4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5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6" table:formula="of:=COUNTA([.B4:.B33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Plane clas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ure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n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Iterations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ly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ure1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7" table:formula="of:=16/18" office:value-type="percentage" office:value="0.888888888888889" calcext:value-type="percentage">
            <text:p>88.89%</text:p>
          </table:table-cell>
          <table:table-cell table:number-columns-repeated="5"/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ce10"/>
        <table:table-row table:style-name="ro1">
          <table:table-cell office:value-type="string" calcext:value-type="string">
            <text:p>Number of variable declarations</text:p>
          </table:table-cell>
          <table:table-cell table:style-name="ce6" table:formula="of:=COUNTA([.B4:.B33])" office:value-type="float" office:value="30" calcext:value-type="float">
            <text:p>3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</table:table-row>
        <table:table-row table:style-name="ro1">
          <table:table-cell office:value-type="string" calcext:value-type="string">
            <text:p>Plane clas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N</text:p>
          </table:table-cell>
          <table:table-cell table:formula="of:=IF([.C4]=&quot;N&quot;;IF([.D4]=&quot;N&quot;;&quot;TN&quot;;&quot;FP&quot;);IF([.D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texture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8]=&quot;N&quot;;IF([.D8]=&quot;N&quot;;&quot;TN&quot;;&quot;FP&quot;);IF([.D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9]=&quot;N&quot;;IF([.D9]=&quot;N&quot;;&quot;TN&quot;;&quot;FP&quot;);IF([.D9]=&quot;N&quot;;&quot;FN&quot;;&quot;TP&quot;))" office:value-type="string" office:string-value="FP" calcext:value-type="string">
            <text:p>FP</text:p>
          </table:table-cell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table:number-columns-repeated="2" office:value-type="string" calcext:value-type="string">
            <text:p>Y</text:p>
          </table:table-cell>
          <table:table-cell table:formula="of:=IF([.C10]=&quot;N&quot;;IF([.D10]=&quot;N&quot;;&quot;TN&quot;;&quot;FP&quot;);IF([.D1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sng</text:p>
          </table:table-cell>
          <table:table-cell table:number-columns-repeated="2"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numIterations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9" office:value-type="string" calcext:value-type="string">
            <text:p>init</text:p>
          </table:table-cell>
          <table:table-cell table:style-name="ce9" office:value-type="string" calcext:value-type="string">
            <text:p>index</text:p>
          </table:table-cell>
          <table:table-cell table:number-columns-repeated="2" table:style-name="ce9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  <table:table-cell table:formula="of:=IF([.C14]=&quot;N&quot;;IF([.D14]=&quot;N&quot;;&quot;TN&quot;;&quot;FP&quot;);IF([.D1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formula="of:=IF([.C15]=&quot;N&quot;;IF([.D15]=&quot;N&quot;;&quot;TN&quot;;&quot;FP&quot;);IF([.D1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ye</text:p>
          </table:table-cell>
          <table:table-cell table:number-columns-repeated="2" office:value-type="string" calcext:value-type="string">
            <text:p>Y</text:p>
          </table:table-cell>
          <table:table-cell table:formula="of:=IF([.C17]=&quot;N&quot;;IF([.D17]=&quot;N&quot;;&quot;TN&quot;;&quot;FP&quot;);IF([.D17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8]=&quot;N&quot;;IF([.D18]=&quot;N&quot;;&quot;TN&quot;;&quot;FP&quot;);IF([.D18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x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19]=&quot;N&quot;;IF([.D19]=&quot;N&quot;;&quot;TN&quot;;&quot;FP&quot;);IF([.D19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0]=&quot;N&quot;;IF([.D20]=&quot;N&quot;;&quot;TN&quot;;&quot;FP&quot;);IF([.D20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1]=&quot;N&quot;;IF([.D21]=&quot;N&quot;;&quot;TN&quot;;&quot;FP&quot;);IF([.D21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2]=&quot;N&quot;;IF([.D22]=&quot;N&quot;;&quot;TN&quot;;&quot;FP&quot;);IF([.D22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Y</text:p>
          </table:table-cell>
          <table:table-cell table:formula="of:=IF([.C23]=&quot;N&quot;;IF([.D23]=&quot;N&quot;;&quot;TN&quot;;&quot;FP&quot;);IF([.D2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iz</text:p>
          </table:table-cell>
          <table:table-cell table:number-columns-repeated="2" office:value-type="string" calcext:value-type="string">
            <text:p>Y</text:p>
          </table:table-cell>
          <table:table-cell table:formula="of:=IF([.C24]=&quot;N&quot;;IF([.D24]=&quot;N&quot;;&quot;TN&quot;;&quot;FP&quot;);IF([.D2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5]=&quot;N&quot;;IF([.D25]=&quot;N&quot;;&quot;TN&quot;;&quot;FP&quot;);IF([.D25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6]=&quot;N&quot;;IF([.D26]=&quot;N&quot;;&quot;TN&quot;;&quot;FP&quot;);IF([.D26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n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7]=&quot;N&quot;;IF([.D27]=&quot;N&quot;;&quot;TN&quot;;&quot;FP&quot;);IF([.D27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28]=&quot;N&quot;;IF([.D28]=&quot;N&quot;;&quot;TN&quot;;&quot;FP&quot;);IF([.D28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ly</text:p>
          </table:table-cell>
          <table:table-cell table:number-columns-repeated="2" office:value-type="string" calcext:value-type="string">
            <text:p>Y</text:p>
          </table:table-cell>
          <table:table-cell table:formula="of:=IF([.C29]=&quot;N&quot;;IF([.D29]=&quot;N&quot;;&quot;TN&quot;;&quot;FP&quot;);IF([.D2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table:number-columns-repeated="2" office:value-type="string" calcext:value-type="string">
            <text:p>Y</text:p>
          </table:table-cell>
          <table:table-cell table:formula="of:=IF([.C30]=&quot;N&quot;;IF([.D30]=&quot;N&quot;;&quot;TN&quot;;&quot;FP&quot;);IF([.D3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l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C31]=&quot;N&quot;;IF([.D31]=&quot;N&quot;;&quot;TN&quot;;&quot;FP&quot;);IF([.D31]=&quot;N&quot;;&quot;FN&quot;;&quot;TP&quot;))" office:value-type="string" office:string-value="FP" calcext:value-type="string">
            <text:p>FP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table:number-columns-repeated="2" office:value-type="string" calcext:value-type="string">
            <text:p>N</text:p>
          </table:table-cell>
          <table:table-cell table:formula="of:=IF([.C32]=&quot;N&quot;;IF([.D32]=&quot;N&quot;;&quot;TN&quot;;&quot;FP&quot;);IF([.D3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lcoff</text:p>
          </table:table-cell>
          <table:table-cell table:number-columns-repeated="2" office:value-type="string" calcext:value-type="string">
            <text:p>Y</text:p>
          </table:table-cell>
          <table:table-cell table:formula="of:=IF([.C33]=&quot;N&quot;;IF([.D33]=&quot;N&quot;;&quot;TN&quot;;&quot;FP&quot;);IF([.D3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table:number-columns-repeated="2" office:value-type="string" calcext:value-type="string">
            <text:p>N</text:p>
          </table:table-cell>
          <table:table-cell table:formula="of:=IF([.C34]=&quot;N&quot;;IF([.D34]=&quot;N&quot;;&quot;TN&quot;;&quot;FP&quot;);IF([.D34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N</text:p>
          </table:table-cell>
          <table:table-cell table:formula="of:=IF([.C36]=&quot;N&quot;;IF([.D36]=&quot;N&quot;;&quot;TN&quot;;&quot;FP&quot;);IF([.D3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style-name="ce9" office:value-type="string" calcext:value-type="string">
            <text:p>texture1</text:p>
          </table:table-cell>
          <table:table-cell table:style-name="ce9" office:value-type="string" calcext:value-type="string">
            <text:p>return value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table:formula="of:=IF([.C37]=&quot;N&quot;;IF([.D37]=&quot;N&quot;;&quot;TN&quot;;&quot;FP&quot;);IF([.D37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formula="of:=IF([.C38]=&quot;N&quot;;IF([.D38]=&quot;N&quot;;&quot;TN&quot;;&quot;FP&quot;);IF([.D38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formula="of:=IF([.C39]=&quot;N&quot;;IF([.D39]=&quot;N&quot;;&quot;TN&quot;;&quot;FP&quot;);IF([.D39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table:formula="of:=IF([.C40]=&quot;N&quot;;IF([.D40]=&quot;N&quot;;&quot;TN&quot;;&quot;FP&quot;);IF([.D4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N</text:p>
          </table:table-cell>
          <table:table-cell table:formula="of:=IF([.C41]=&quot;N&quot;;IF([.D41]=&quot;N&quot;;&quot;TN&quot;;&quot;FP&quot;);IF([.D41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42]=&quot;N&quot;;IF([.D42]=&quot;N&quot;;&quot;TN&quot;;&quot;FP&quot;);IF([.D42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43]=&quot;N&quot;;IF([.D43]=&quot;N&quot;;&quot;TN&quot;;&quot;FP&quot;);IF([.D43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C44]=&quot;N&quot;;IF([.D44]=&quot;N&quot;;&quot;TN&quot;;&quot;FP&quot;);IF([.D4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Y</text:p>
          </table:table-cell>
          <table:table-cell table:formula="of:=IF([.C45]=&quot;N&quot;;IF([.D45]=&quot;N&quot;;&quot;TN&quot;;&quot;FP&quot;);IF([.D45]=&quot;N&quot;;&quot;FN&quot;;&quot;TP&quot;))" office:value-type="string" office:string-value="TP" calcext:value-type="string">
            <text:p>TP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table:formula="of:=COUNTIFS([.E4:.E45];&quot;=TP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formula="of:=COUNTIFS([.E5:.E46];&quot;=TN&quot;)" office:value-type="float" office:value="12" calcext:value-type="float">
            <text:p>1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table:formula="of:=COUNTIFS([.E6:.E47];&quot;=FP&quot;)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FN</text:p>
          </table:table-cell>
          <table:table-cell table:formula="of:=COUNTIFS([.E7:.E48];&quot;=FN&quot;)" office:value-type="float" office:value="16" calcext:value-type="float">
            <text:p>16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9" table:formula="of:=SUM([.C48:.C51])" office:value-type="float" office:value="41" calcext:value-type="float">
            <text:p>41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48]+[.C49])/[.C52]" office:value-type="float" office:value="0.560975609756098" calcext:value-type="float">
            <text:p>0.5609756098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recision </text:p>
          </table:table-cell>
          <table:table-cell table:formula="of:=[.C48]/([.C48]+[.C50])" office:value-type="float" office:value="0.846153846153846" calcext:value-type="float">
            <text:p>0.846153846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[.C48]/([.C48]+[.C51])" office:value-type="float" office:value="0.407407407407407" calcext:value-type="float">
            <text:p>0.4074074074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00:29:57.491632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3-31T02:59:14.420812921</dc:date>
    <meta:editing-duration>P1DT3H54M18S</meta:editing-duration>
    <meta:editing-cycles>55</meta:editing-cycles>
    <meta:generator>LibreOffice/5.1.6.2$Linux_X86_64 LibreOffice_project/10m0$Build-2</meta:generator>
    <meta:document-statistic meta:table-count="3" meta:cell-count="303" meta:object-count="0"/>
  </office:meta>
</office:document-meta>
</file>